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5aac" officeooo:paragraph-rsid="00035aac"/>
    </style:style>
    <style:style style:name="P2" style:family="paragraph" style:parent-style-name="Standard">
      <style:text-properties style:text-underline-style="none" officeooo:rsid="00044d03" officeooo:paragraph-rsid="00044d03"/>
    </style:style>
    <style:style style:name="P3" style:family="paragraph" style:parent-style-name="Standard">
      <style:text-properties style:text-underline-style="none" officeooo:rsid="00044d03" officeooo:paragraph-rsid="000890bc"/>
    </style:style>
    <style:style style:name="P4" style:family="paragraph" style:parent-style-name="Standard">
      <style:text-properties style:text-underline-style="none" fo:font-weight="bold" officeooo:rsid="00054cbc" officeooo:paragraph-rsid="000890bc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0a331a" officeooo:paragraph-rsid="000a331a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035aac" officeooo:paragraph-rsid="000890bc" style:font-weight-asian="bold" style:font-weight-complex="bold"/>
    </style:style>
    <style:style style:name="P7" style:family="paragraph" style:parent-style-name="Standard">
      <style:text-properties style:text-underline-style="none" officeooo:rsid="00035aac" officeooo:paragraph-rsid="000890bc"/>
    </style:style>
    <style:style style:name="P8" style:family="paragraph" style:parent-style-name="Standard">
      <style:text-properties style:text-underline-style="none" officeooo:rsid="00035aac" officeooo:paragraph-rsid="000da44b"/>
    </style:style>
    <style:style style:name="P9" style:family="paragraph" style:parent-style-name="Standard">
      <style:text-properties officeooo:paragraph-rsid="000890bc"/>
    </style:style>
    <style:style style:name="P10" style:family="paragraph" style:parent-style-name="Standard">
      <style:text-properties officeooo:paragraph-rsid="00054cbc"/>
    </style:style>
    <style:style style:name="P11" style:family="paragraph" style:parent-style-name="Standard">
      <style:text-properties style:text-underline-style="solid" style:text-underline-width="auto" style:text-underline-color="font-color" officeooo:rsid="00035aac" officeooo:paragraph-rsid="00035aac"/>
    </style:style>
    <style:style style:name="P12" style:family="paragraph" style:parent-style-name="Standard">
      <style:text-properties fo:font-style="normal" style:text-underline-style="none" fo:font-weight="bold" officeooo:rsid="000a331a" officeooo:paragraph-rsid="000a331a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style:text-underline-style="none" fo:font-weight="bold" officeooo:rsid="00054cbc" officeooo:paragraph-rsid="000da44b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normal" style:text-underline-style="none" fo:font-weight="bold" officeooo:rsid="00054cbc" officeooo:paragraph-rsid="000e9234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style:text-underline-style="none" fo:font-weight="bold" officeooo:rsid="00044d03" officeooo:paragraph-rsid="000e9234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font-style="normal" style:text-underline-style="none" fo:font-weight="normal" officeooo:rsid="000da44b" officeooo:paragraph-rsid="000a331a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none" fo:font-weight="normal" officeooo:rsid="000890bc" officeooo:paragraph-rsid="000da44b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text-underline-style="none" fo:font-weight="normal" officeooo:rsid="000fca50" officeooo:paragraph-rsid="000fca50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text-underline-style="none" fo:font-weight="normal" officeooo:rsid="000a331a" officeooo:paragraph-rsid="000a331a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0890bc" officeooo:paragraph-rsid="00054cbc" style:font-weight-asian="normal" style:font-weight-complex="normal"/>
    </style:style>
    <style:style style:name="P21" style:family="paragraph" style:parent-style-name="Standard">
      <style:text-properties style:text-underline-style="none" officeooo:rsid="00044d03" officeooo:paragraph-rsid="000890bc"/>
    </style:style>
    <style:style style:name="P22" style:family="paragraph" style:parent-style-name="Standard">
      <style:text-properties style:text-underline-style="none" fo:font-weight="bold" officeooo:rsid="0010a1c3" officeooo:paragraph-rsid="0010a1c3" style:font-weight-asian="bold" style:font-weight-complex="bold"/>
    </style:style>
    <style:style style:name="T1" style:family="text">
      <style:text-properties officeooo:rsid="00035aa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5aac" style:font-weight-asian="bold" style:font-weight-complex="bold"/>
    </style:style>
    <style:style style:name="T4" style:family="text">
      <style:text-properties officeooo:rsid="000890b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890bc" style:font-weight-asian="normal" style:font-weight-complex="normal"/>
    </style:style>
    <style:style style:name="T7" style:family="text">
      <style:text-properties fo:font-weight="normal" officeooo:rsid="00069673" style:font-weight-asian="normal" style:font-weight-complex="normal"/>
    </style:style>
    <style:style style:name="T8" style:family="text">
      <style:text-properties fo:font-weight="normal" officeooo:rsid="000bbbe2" style:font-weight-asian="normal" style:font-weight-complex="normal"/>
    </style:style>
    <style:style style:name="T9" style:family="text">
      <style:text-properties fo:font-weight="normal" officeooo:rsid="000da44b" style:font-weight-asian="normal" style:font-weight-complex="normal"/>
    </style:style>
    <style:style style:name="T10" style:family="text">
      <style:text-properties fo:font-weight="normal" officeooo:rsid="000e9234" style:font-weight-asian="normal" style:font-weight-complex="normal"/>
    </style:style>
    <style:style style:name="T11" style:family="text">
      <style:text-properties fo:font-weight="normal" officeooo:rsid="00054cbc" style:font-weight-asian="normal" style:font-weight-complex="normal"/>
    </style:style>
    <style:style style:name="T12" style:family="text">
      <style:text-properties fo:font-weight="normal" officeooo:rsid="00108a55" style:font-weight-asian="normal" style:font-weight-complex="normal"/>
    </style:style>
    <style:style style:name="T13" style:family="text">
      <style:text-properties fo:font-weight="normal" officeooo:rsid="00113566" style:font-weight-asian="normal" style:font-weight-complex="normal"/>
    </style:style>
    <style:style style:name="T14" style:family="text">
      <style:text-properties officeooo:rsid="000da44b"/>
    </style:style>
    <style:style style:name="T15" style:family="text">
      <style:text-properties officeooo:rsid="000e9234"/>
    </style:style>
    <style:style style:name="T16" style:family="text">
      <style:text-properties officeooo:rsid="00108a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Glosario</text:p>
      <text:p text:style-name="P11"/>
      <text:p text:style-name="P15"><text:span text:style-name="T14">Punto de interés:</text:span><text:span text:style-name="T9"> </text:span><text:span text:style-name="T11">Ubicación especifica en el mapa. </text:span></text:p>
      <text:p text:style-name="P11"/>
      <text:p text:style-name="P5">Usuario: <text:span text:style-name="T5">Cualquier persona que utiliza la aplicación, ya sea usuario no registrado, turista o empresario. Puede buscar servicios.</text:span></text:p>
      <text:p text:style-name="P19"/>
      <text:p text:style-name="P5">Turista: <text:span text:style-name="T5">Usuario registrado con capacidad de crear, </text:span><text:span text:style-name="T8">compartir y buscar</text:span><text:span text:style-name="T5"> itinerarios, </text:span><text:span text:style-name="T8">evaluar servicios? </text:span></text:p>
      <text:p text:style-name="P19"/>
      <text:p text:style-name="P14"><text:span text:style-name="T4">Empresa:</text:span><text:span text:style-name="T6"> Organización que desarrolla una</text:span><text:span text:style-name="T10">(s)</text:span><text:span text:style-name="T6"> actividad</text:span><text:span text:style-name="T10">(es) </text:span><text:span text:style-name="T6"><text:s/>turística</text:span><text:span text:style-name="T10">(s)</text:span><text:span text:style-name="T6">.</text:span></text:p>
      <text:p text:style-name="P18"/>
      <text:p text:style-name="P12">Empresario: <text:span text:style-name="T9">Usuario registrado aparte de turista con capacidad de crear y modificar servicios asociados a él. Es el representante legal de una Empresa.</text:span></text:p>
      <text:p text:style-name="P16"/>
      <text:p text:style-name="P13"><text:span text:style-name="T14">Sucursal: </text:span><text:span text:style-name="T6">Lugar turístico </text:span><text:span text:style-name="T9">específico </text:span><text:span text:style-name="T6">de una Empresa. </text:span><text:span text:style-name="T12">Tiene un punto de interés.</text:span></text:p>
      <text:p text:style-name="P17"/>
      <text:p text:style-name="P15"><text:span text:style-name="T4">Servicio:</text:span><text:span text:style-name="T6"> Función(es) que desarrolla una sucursal. </text:span></text:p>
      <text:p text:style-name="P8"/>
      <text:p text:style-name="P3"><text:span text:style-name="T2">Categoría:</text:span> <text:span text:style-name="T16">Tipo de servicio, por ejemplo: gastronómico, turismo vivencia, artesanía, entre otros.</text:span></text:p>
      <text:p text:style-name="P3"/>
      <text:p text:style-name="P22">Sub-Categoría: <text:span text:style-name="T5">Tipo de servicio especifico, por ejemplo de categoría Alojamiento: Hotel, hostal, camping, albergue, entre otros. </text:span></text:p>
      <text:p text:style-name="P4"/>
      <text:p text:style-name="P6"><text:span text:style-name="T4">Itinerario:</text:span><text:span text:style-name="T6"> Conjunto de </text:span><text:span text:style-name="T10">puntos de </text:span><text:span text:style-name="T13">servicios </text:span><text:span text:style-name="T7">ordenados </text:span><text:span text:style-name="T6">definidos por un </text:span><text:span text:style-name="T9">turista</text:span><text:span text:style-name="T6">.</text:span></text:p>
      <text:p text:style-name="P2"/>
      <text:p text:style-name="P7"><text:span text:style-name="T2">Mapa Temático:</text:span> Mapa físico de la provincia que incluye iconos de <text:span text:style-name="T15">puntos de interés</text:span>.</text:p>
      <text:p text:style-name="P2"/>
      <text:p text:style-name="P9"><text:span text:style-name="T3">Ruta:</text:span><text:span text:style-name="T1"> Secuencia de puntos en un mapa que describe la mejor trayectoria entre dos puntos de interés.</text:span></text:p>
      <text:p text:style-name="P3"/>
      <text:p text:style-name="P2"/>
      <text:p text:style-name="P2"/>
      <text:p text:style-name="P20"/>
      <text:p text:style-name="P10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6:31:53.832227727</meta:creation-date>
    <meta:editing-duration>PT44M4S</meta:editing-duration>
    <meta:editing-cycles>12</meta:editing-cycles>
    <meta:generator>LibreOffice/5.2.4.2.0$Linux_X86_64 LibreOffice_project/20m0$Build-2</meta:generator>
    <dc:date>2016-12-26T17:55:32.265795059</dc:date>
    <meta:document-statistic meta:table-count="0" meta:image-count="0" meta:object-count="0" meta:page-count="1" meta:paragraph-count="13" meta:word-count="158" meta:character-count="1131" meta:non-whitespace-character-count="981"/>
  </office:meta>
</office:document-meta>
</file>